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4pt"/>
    </style:style>
    <style:style style:name="co3" style:family="table-column">
      <style:table-column-properties fo:break-before="auto" style:column-width="85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TauBench Ref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DOF</text:p>
          </table:table-cell>
          <table:table-cell table:style-name="Default" office:value-type="string" calcext:value-type="string">
            <text:p>Work Units</text:p>
          </table:table-cell>
          <table:table-cell table:style-name="Default" office:value-type="string" calcext:value-type="string">
            <text:p>Error</text:p>
          </table:table-cell>
          <table:table-cell/>
          <table:table-cell office:value-type="string" calcext:value-type="string">
            <text:p>1/sqrt(DOF)</text:p>
          </table:table-cell>
          <table:table-cell table:style-name="ce1" office:value-type="string" calcext:value-type="string">
            <text:p>Entropy Error</text:p>
          </table:table-cell>
          <table:table-cell office:value-type="string" calcext:value-type="string">
            <text:p>Work Units</text:p>
          </table:table-cell>
          <table:table-cell table:style-name="ce1" office:value-type="string" calcext:value-type="string">
            <text:p>Time (s)</text:p>
          </table:table-cell>
          <table:table-cell/>
          <table:table-cell office:value-type="string" calcext:value-type="string">
            <text:p>Slope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Quad P2</text:p>
          </table:table-cell>
          <table:table-cell table:style-name="Default" table:number-columns-repeated="3"/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.00E+00</text:p>
          </table:table-cell>
          <table:table-cell office:value-type="float" office:value="0.000329278830079808" calcext:value-type="float">
            <text:p>3.29E-04</text:p>
          </table:table-cell>
          <table:table-cell/>
          <table:table-cell office:value-type="float" office:value="0.0346479" calcext:value-type="float">
            <text:p>0.0346479</text:p>
          </table:table-cell>
          <table:table-cell table:formula="of:=[.D8]" office:value-type="float" office:value="0.000329278830079808" calcext:value-type="float">
            <text:p>0.0003292788</text:p>
          </table:table-cell>
          <table:table-cell table:formula="of:=[.C8]" office:value-type="float" office:value="1" calcext:value-type="float">
            <text:p>1</text:p>
          </table:table-cell>
          <table:table-cell table:formula="of:=[.H8]*[.$G$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.68547" calcext:value-type="float">
            <text:p>7.69E+00</text:p>
          </table:table-cell>
          <table:table-cell office:value-type="float" office:value="0.0000362964773252737" calcext:value-type="float">
            <text:p>3.63E-05</text:p>
          </table:table-cell>
          <table:table-cell/>
          <table:table-cell office:value-type="float" office:value="0.0176749" calcext:value-type="float">
            <text:p>0.0176749</text:p>
          </table:table-cell>
          <table:table-cell table:formula="of:=[.D9]" office:value-type="float" office:value="0.0000362964773252737" calcext:value-type="float">
            <text:p>3.62964773252737E-05</text:p>
          </table:table-cell>
          <table:table-cell table:formula="of:=[.C9]" office:value-type="float" office:value="7.68547" calcext:value-type="float">
            <text:p>7.68547</text:p>
          </table:table-cell>
          <table:table-cell table:formula="of:=[.H9]*[.$G$2]" office:value-type="float" office:value="38.42735" calcext:value-type="float">
            <text:p>38.42735</text:p>
          </table:table-cell>
          <table:table-cell/>
          <table:table-cell table:formula="of:=(LOG([.G9])-LOG([.G8]))/(LOG([.F9])-LOG([.F8]))" office:value-type="float" office:value="3.27620241506994" calcext:value-type="float">
            <text:p>3.2762024151</text:p>
          </table:table-cell>
        </table:table-row>
        <table:table-row table:style-name="ro1">
          <table:table-cell table:number-columns-repeated="2"/>
          <table:table-cell office:value-type="float" office:value="30.12" calcext:value-type="float">
            <text:p>3.01E+01</text:p>
          </table:table-cell>
          <table:table-cell office:value-type="float" office:value="0.00000660584128706808" calcext:value-type="float">
            <text:p>6.61E-06</text:p>
          </table:table-cell>
          <table:table-cell/>
          <table:table-cell office:value-type="float" office:value="0.00892822" calcext:value-type="float">
            <text:p>0.00892822</text:p>
          </table:table-cell>
          <table:table-cell table:formula="of:=[.D10]" office:value-type="float" office:value="0.00000660584128706808" calcext:value-type="float">
            <text:p>6.60584128706808E-06</text:p>
          </table:table-cell>
          <table:table-cell table:formula="of:=[.C10]" office:value-type="float" office:value="30.12" calcext:value-type="float">
            <text:p>30.12</text:p>
          </table:table-cell>
          <table:table-cell table:formula="of:=[.H10]*[.$G$2]" office:value-type="float" office:value="150.6" calcext:value-type="float">
            <text:p>150.6</text:p>
          </table:table-cell>
          <table:table-cell/>
          <table:table-cell table:formula="of:=(LOG([.G10])-LOG([.G9]))/(LOG([.F10])-LOG([.F9]))" office:value-type="float" office:value="2.4947946589528" calcext:value-type="float">
            <text:p>2.494794659</text:p>
          </table:table-cell>
        </table:table-row>
        <table:table-row table:style-name="ro1">
          <table:table-cell table:number-columns-repeated="2"/>
          <table:table-cell office:value-type="float" office:value="119.244" calcext:value-type="float">
            <text:p>1.19E+02</text:p>
          </table:table-cell>
          <table:table-cell office:value-type="float" office:value="0.00000147111549048064" calcext:value-type="float">
            <text:p>1.47E-06</text:p>
          </table:table-cell>
          <table:table-cell/>
          <table:table-cell office:value-type="float" office:value="0.00448719" calcext:value-type="float">
            <text:p>0.00448719</text:p>
          </table:table-cell>
          <table:table-cell table:formula="of:=[.D11]" office:value-type="float" office:value="0.00000147111549048064" calcext:value-type="float">
            <text:p>1.47111549048064E-06</text:p>
          </table:table-cell>
          <table:table-cell table:formula="of:=[.C11]" office:value-type="float" office:value="119.244" calcext:value-type="float">
            <text:p>119.244</text:p>
          </table:table-cell>
          <table:table-cell table:formula="of:=[.H11]*[.$G$2]" office:value-type="float" office:value="596.22" calcext:value-type="float">
            <text:p>596.22</text:p>
          </table:table-cell>
          <table:table-cell/>
          <table:table-cell table:formula="of:=(LOG([.G11])-LOG([.G10]))/(LOG([.F11])-LOG([.F10]))" office:value-type="float" office:value="2.18307319817769" calcext:value-type="float">
            <text:p>2.1830731982</text:p>
          </table:table-cell>
        </table:table-row>
        <table:table-row table:style-name="ro1">
          <table:table-cell table:number-columns-repeated="2"/>
          <table:table-cell office:value-type="float" office:value="474.509" calcext:value-type="float">
            <text:p>4.75E+02</text:p>
          </table:table-cell>
          <table:table-cell office:value-type="float" office:value="0.000000298078599451755" calcext:value-type="float">
            <text:p>2.98E-07</text:p>
          </table:table-cell>
          <table:table-cell/>
          <table:table-cell office:value-type="float" office:value="0.00224942" calcext:value-type="float">
            <text:p>0.00224942</text:p>
          </table:table-cell>
          <table:table-cell table:formula="of:=[.D12]" office:value-type="float" office:value="0.000000298078599451755" calcext:value-type="float">
            <text:p>2.98078599451755E-07</text:p>
          </table:table-cell>
          <table:table-cell table:formula="of:=[.C12]" office:value-type="float" office:value="474.509" calcext:value-type="float">
            <text:p>474.509</text:p>
          </table:table-cell>
          <table:table-cell table:formula="of:=[.H12]*[.$G$2]" office:value-type="float" office:value="2372.545" calcext:value-type="float">
            <text:p>2372.545</text:p>
          </table:table-cell>
          <table:table-cell/>
          <table:table-cell table:formula="of:=(LOG([.G12])-LOG([.G11]))/(LOG([.F12])-LOG([.F11]))" office:value-type="float" office:value="2.31179372958971" calcext:value-type="float">
            <text:p>2.3117937296</text:p>
          </table:table-cell>
        </table:table-row>
        <table:table-row table:style-name="ro1">
          <table:table-cell table:number-columns-repeated="2"/>
          <table:table-cell office:value-type="float" office:value="1893.11" calcext:value-type="float">
            <text:p>1.89E+03</text:p>
          </table:table-cell>
          <table:table-cell office:value-type="float" office:value="0.0000000564712779858425" calcext:value-type="float">
            <text:p>5.65E-08</text:p>
          </table:table-cell>
          <table:table-cell/>
          <table:table-cell office:value-type="float" office:value="0.00112617" calcext:value-type="float">
            <text:p>0.00112617</text:p>
          </table:table-cell>
          <table:table-cell table:formula="of:=[.D13]" office:value-type="float" office:value="0.0000000564712779858425" calcext:value-type="float">
            <text:p>5.64712779858425E-08</text:p>
          </table:table-cell>
          <table:table-cell table:formula="of:=[.C13]" office:value-type="float" office:value="1893.11" calcext:value-type="float">
            <text:p>1893.11</text:p>
          </table:table-cell>
          <table:table-cell table:formula="of:=[.H13]*[.$G$2]" office:value-type="float" office:value="9465.55" calcext:value-type="float">
            <text:p>9465.55</text:p>
          </table:table-cell>
          <table:table-cell/>
          <table:table-cell table:formula="of:=(LOG([.G13])-LOG([.G12]))/(LOG([.F13])-LOG([.F12]))" office:value-type="float" office:value="2.404603989424" calcext:value-type="float">
            <text:p>2.4046039894</text:p>
          </table:table-cell>
        </table:table-row>
        <table:table-row table:style-name="ro1">
          <table:table-cell table:number-columns-repeated="2"/>
          <table:table-cell office:value-type="float" office:value="7562.61" calcext:value-type="float">
            <text:p>7.56E+03</text:p>
          </table:table-cell>
          <table:table-cell office:value-type="float" office:value="0.000000010333809452081" calcext:value-type="float">
            <text:p>1.03E-08</text:p>
          </table:table-cell>
          <table:table-cell/>
          <table:table-cell office:value-type="float" office:value="0.000563452" calcext:value-type="float">
            <text:p>0.000563452</text:p>
          </table:table-cell>
          <table:table-cell table:formula="of:=[.D14]" office:value-type="float" office:value="0.000000010333809452081" calcext:value-type="float">
            <text:p>1.0333809452081E-08</text:p>
          </table:table-cell>
          <table:table-cell table:formula="of:=[.C14]" office:value-type="float" office:value="7562.61" calcext:value-type="float">
            <text:p>7562.61</text:p>
          </table:table-cell>
          <table:table-cell table:formula="of:=[.H14]*[.$G$2]" office:value-type="float" office:value="37813.05" calcext:value-type="float">
            <text:p>37813.05</text:p>
          </table:table-cell>
          <table:table-cell/>
          <table:table-cell table:formula="of:=(LOG([.G14])-LOG([.G13]))/(LOG([.F14])-LOG([.F13]))" office:value-type="float" office:value="2.45245038307537" calcext:value-type="float">
            <text:p>2.452450383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Quad P3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float" office:value="1.14" calcext:value-type="float">
            <text:p>1.14E+00</text:p>
          </table:table-cell>
          <table:table-cell office:value-type="float" office:value="0.000240635421760276" calcext:value-type="float">
            <text:p>2.41E-04</text:p>
          </table:table-cell>
          <table:table-cell/>
          <table:table-cell office:value-type="float" office:value="0.0346479" calcext:value-type="float">
            <text:p>0.0346479</text:p>
          </table:table-cell>
          <table:table-cell table:formula="of:=[.D17]" office:value-type="float" office:value="0.000240635421760276" calcext:value-type="float">
            <text:p>0.0002406354</text:p>
          </table:table-cell>
          <table:table-cell table:formula="of:=[.C17]" office:value-type="float" office:value="1.14" calcext:value-type="float">
            <text:p>1.14</text:p>
          </table:table-cell>
          <table:table-cell table:formula="of:=[.H17]*[.$G$2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.76144" calcext:value-type="float">
            <text:p>8.76E+00</text:p>
          </table:table-cell>
          <table:table-cell office:value-type="float" office:value="0.0000138606448084638" calcext:value-type="float">
            <text:p>1.39E-05</text:p>
          </table:table-cell>
          <table:table-cell/>
          <table:table-cell office:value-type="float" office:value="0.0176749" calcext:value-type="float">
            <text:p>0.0176749</text:p>
          </table:table-cell>
          <table:table-cell table:formula="of:=[.D18]" office:value-type="float" office:value="0.0000138606448084638" calcext:value-type="float">
            <text:p>1.38606448084638E-05</text:p>
          </table:table-cell>
          <table:table-cell table:formula="of:=[.C18]" office:value-type="float" office:value="8.76144" calcext:value-type="float">
            <text:p>8.76144</text:p>
          </table:table-cell>
          <table:table-cell table:formula="of:=[.H18]*[.$G$2]" office:value-type="float" office:value="43.8072" calcext:value-type="float">
            <text:p>43.8072</text:p>
          </table:table-cell>
          <table:table-cell/>
          <table:table-cell table:formula="of:=(LOG([.G18])-LOG([.G17]))/(LOG([.F18])-LOG([.F17]))" office:value-type="float" office:value="4.24047730453054" calcext:value-type="float">
            <text:p>4.2404773045</text:p>
          </table:table-cell>
        </table:table-row>
        <table:table-row table:style-name="ro1">
          <table:table-cell table:number-columns-repeated="2"/>
          <table:table-cell office:value-type="float" office:value="34.3369" calcext:value-type="float">
            <text:p>3.43E+01</text:p>
          </table:table-cell>
          <table:table-cell office:value-type="float" office:value="0.00000206857695797518" calcext:value-type="float">
            <text:p>2.07E-06</text:p>
          </table:table-cell>
          <table:table-cell/>
          <table:table-cell office:value-type="float" office:value="0.00892822" calcext:value-type="float">
            <text:p>0.00892822</text:p>
          </table:table-cell>
          <table:table-cell table:formula="of:=[.D19]" office:value-type="float" office:value="0.00000206857695797518" calcext:value-type="float">
            <text:p>2.06857695797518E-06</text:p>
          </table:table-cell>
          <table:table-cell table:formula="of:=[.C19]" office:value-type="float" office:value="34.3369" calcext:value-type="float">
            <text:p>34.3369</text:p>
          </table:table-cell>
          <table:table-cell table:formula="of:=[.H19]*[.$G$2]" office:value-type="float" office:value="171.6845" calcext:value-type="float">
            <text:p>171.6845</text:p>
          </table:table-cell>
          <table:table-cell/>
          <table:table-cell table:formula="of:=(LOG([.G19])-LOG([.G18]))/(LOG([.F19])-LOG([.F18]))" office:value-type="float" office:value="2.78534661359258" calcext:value-type="float">
            <text:p>2.7853466136</text:p>
          </table:table-cell>
        </table:table-row>
        <table:table-row table:style-name="ro1">
          <table:table-cell table:number-columns-repeated="2"/>
          <table:table-cell office:value-type="float" office:value="135.938" calcext:value-type="float">
            <text:p>1.36E+02</text:p>
          </table:table-cell>
          <table:table-cell office:value-type="float" office:value="0.000000252627949592778" calcext:value-type="float">
            <text:p>2.53E-07</text:p>
          </table:table-cell>
          <table:table-cell/>
          <table:table-cell office:value-type="float" office:value="0.00448719" calcext:value-type="float">
            <text:p>0.00448719</text:p>
          </table:table-cell>
          <table:table-cell table:formula="of:=[.D20]" office:value-type="float" office:value="0.000000252627949592778" calcext:value-type="float">
            <text:p>2.52627949592778E-07</text:p>
          </table:table-cell>
          <table:table-cell table:formula="of:=[.C20]" office:value-type="float" office:value="135.938" calcext:value-type="float">
            <text:p>135.938</text:p>
          </table:table-cell>
          <table:table-cell table:formula="of:=[.H20]*[.$G$2]" office:value-type="float" office:value="679.69" calcext:value-type="float">
            <text:p>679.69</text:p>
          </table:table-cell>
          <table:table-cell/>
          <table:table-cell table:formula="of:=(LOG([.G20])-LOG([.G19]))/(LOG([.F20])-LOG([.F19]))" office:value-type="float" office:value="3.05629033638794" calcext:value-type="float">
            <text:p>3.0562903364</text:p>
          </table:table-cell>
        </table:table-row>
        <table:table-row table:style-name="ro1">
          <table:table-cell table:number-columns-repeated="2"/>
          <table:table-cell office:value-type="float" office:value="540.94" calcext:value-type="float">
            <text:p>5.41E+02</text:p>
          </table:table-cell>
          <table:table-cell office:value-type="float" office:value="0.0000000261785029524986" calcext:value-type="float">
            <text:p>2.62E-08</text:p>
          </table:table-cell>
          <table:table-cell/>
          <table:table-cell office:value-type="float" office:value="0.00224942" calcext:value-type="float">
            <text:p>0.00224942</text:p>
          </table:table-cell>
          <table:table-cell table:formula="of:=[.D21]" office:value-type="float" office:value="0.0000000261785029524986" calcext:value-type="float">
            <text:p>2.61785029524986E-08</text:p>
          </table:table-cell>
          <table:table-cell table:formula="of:=[.C21]" office:value-type="float" office:value="540.94" calcext:value-type="float">
            <text:p>540.94</text:p>
          </table:table-cell>
          <table:table-cell table:formula="of:=[.H21]*[.$G$2]" office:value-type="float" office:value="2704.7" calcext:value-type="float">
            <text:p>2704.7</text:p>
          </table:table-cell>
          <table:table-cell/>
          <table:table-cell table:formula="of:=(LOG([.G21])-LOG([.G20]))/(LOG([.F21])-LOG([.F20]))" office:value-type="float" office:value="3.28284016029958" calcext:value-type="float">
            <text:p>3.2828401603</text:p>
          </table:table-cell>
        </table:table-row>
        <table:table-row table:style-name="ro1">
          <table:table-cell/>
          <table:table-cell table:style-name="Default"/>
          <table:table-cell office:value-type="float" office:value="2158.15" calcext:value-type="float">
            <text:p>2.16E+03</text:p>
          </table:table-cell>
          <table:table-cell office:value-type="float" office:value="0.00000000250320542889468" calcext:value-type="float">
            <text:p>2.50E-09</text:p>
          </table:table-cell>
          <table:table-cell/>
          <table:table-cell office:value-type="float" office:value="0.00112617" calcext:value-type="float">
            <text:p>0.00112617</text:p>
          </table:table-cell>
          <table:table-cell table:formula="of:=[.D22]" office:value-type="float" office:value="0.00000000250320542889468" calcext:value-type="float">
            <text:p>2.50320542889468E-09</text:p>
          </table:table-cell>
          <table:table-cell table:formula="of:=[.C22]" office:value-type="float" office:value="2158.15" calcext:value-type="float">
            <text:p>2158.15</text:p>
          </table:table-cell>
          <table:table-cell table:formula="of:=[.H22]*[.$G$2]" office:value-type="float" office:value="10790.75" calcext:value-type="float">
            <text:p>10790.75</text:p>
          </table:table-cell>
          <table:table-cell/>
          <table:table-cell table:formula="of:=(LOG([.G22])-LOG([.G21]))/(LOG([.F22])-LOG([.F21]))" office:value-type="float" office:value="3.39288400558406" calcext:value-type="float">
            <text:p>3.3928840056</text:p>
          </table:table-cell>
        </table:table-row>
        <table:table-row table:style-name="ro1">
          <table:table-cell/>
          <table:table-cell table:style-name="Default"/>
          <table:table-cell office:value-type="float" office:value="8621.37" calcext:value-type="float">
            <text:p>8.62E+03</text:p>
          </table:table-cell>
          <table:table-cell office:value-type="float" office:value="0.000000000230117281913268" calcext:value-type="float">
            <text:p>2.30E-10</text:p>
          </table:table-cell>
          <table:table-cell/>
          <table:table-cell office:value-type="float" office:value="0.000563452" calcext:value-type="float">
            <text:p>0.000563452</text:p>
          </table:table-cell>
          <table:table-cell table:formula="of:=[.D23]" office:value-type="float" office:value="0.000000000230117281913268" calcext:value-type="float">
            <text:p>2.30117281913268E-10</text:p>
          </table:table-cell>
          <table:table-cell table:formula="of:=[.C23]" office:value-type="float" office:value="8621.37" calcext:value-type="float">
            <text:p>8621.37</text:p>
          </table:table-cell>
          <table:table-cell table:formula="of:=[.H23]*[.$G$2]" office:value-type="float" office:value="43106.85" calcext:value-type="float">
            <text:p>43106.85</text:p>
          </table:table-cell>
          <table:table-cell/>
          <table:table-cell table:formula="of:=(LOG([.G23])-LOG([.G22]))/(LOG([.F23])-LOG([.F22]))" office:value-type="float" office:value="3.4465752133389" calcext:value-type="float">
            <text:p>3.446575213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Quad P4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table:number-columns-repeated="2"/>
          <table:table-cell office:value-type="float" office:value="2.56" calcext:value-type="float">
            <text:p>2.56E+00</text:p>
          </table:table-cell>
          <table:table-cell office:value-type="float" office:value="0.000244062904631112" calcext:value-type="float">
            <text:p>2.44E-04</text:p>
          </table:table-cell>
          <table:table-cell/>
          <table:table-cell office:value-type="float" office:value="0.0346479" calcext:value-type="float">
            <text:p>0.0346479</text:p>
          </table:table-cell>
          <table:table-cell table:formula="of:=[.D26]" office:value-type="float" office:value="0.000244062904631112" calcext:value-type="float">
            <text:p>0.0002440629</text:p>
          </table:table-cell>
          <table:table-cell table:formula="of:=[.C26]" office:value-type="float" office:value="2.56" calcext:value-type="float">
            <text:p>2.56</text:p>
          </table:table-cell>
          <table:table-cell table:formula="of:=[.H26]*[.$G$2]" office:value-type="float" office:value="12.8" calcext:value-type="float">
            <text:p>12.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.6748" calcext:value-type="float">
            <text:p>1.97E+01</text:p>
          </table:table-cell>
          <table:table-cell office:value-type="float" office:value="0.00000678657855272383" calcext:value-type="float">
            <text:p>6.79E-06</text:p>
          </table:table-cell>
          <table:table-cell/>
          <table:table-cell office:value-type="float" office:value="0.0176749" calcext:value-type="float">
            <text:p>0.0176749</text:p>
          </table:table-cell>
          <table:table-cell table:formula="of:=[.D27]" office:value-type="float" office:value="0.00000678657855272383" calcext:value-type="float">
            <text:p>6.78657855272383E-06</text:p>
          </table:table-cell>
          <table:table-cell table:formula="of:=[.C27]" office:value-type="float" office:value="19.6748" calcext:value-type="float">
            <text:p>19.6748</text:p>
          </table:table-cell>
          <table:table-cell table:formula="of:=[.H27]*[.$G$2]" office:value-type="float" office:value="98.374" calcext:value-type="float">
            <text:p>98.374</text:p>
          </table:table-cell>
          <table:table-cell/>
          <table:table-cell table:formula="of:=(LOG([.G27])-LOG([.G26]))/(LOG([.F27])-LOG([.F26]))" office:value-type="float" office:value="5.32242457296971" calcext:value-type="float">
            <text:p>5.322424573</text:p>
          </table:table-cell>
        </table:table-row>
        <table:table-row table:style-name="ro1">
          <table:table-cell table:number-columns-repeated="2"/>
          <table:table-cell office:value-type="float" office:value="77.1073" calcext:value-type="float">
            <text:p>7.71E+01</text:p>
          </table:table-cell>
          <table:table-cell office:value-type="float" office:value="0.000000589187031916057" calcext:value-type="float">
            <text:p>5.89E-07</text:p>
          </table:table-cell>
          <table:table-cell/>
          <table:table-cell office:value-type="float" office:value="0.00892822" calcext:value-type="float">
            <text:p>0.00892822</text:p>
          </table:table-cell>
          <table:table-cell table:formula="of:=[.D28]" office:value-type="float" office:value="0.000000589187031916057" calcext:value-type="float">
            <text:p>5.89187031916057E-07</text:p>
          </table:table-cell>
          <table:table-cell table:formula="of:=[.C28]" office:value-type="float" office:value="77.1073" calcext:value-type="float">
            <text:p>77.1073</text:p>
          </table:table-cell>
          <table:table-cell table:formula="of:=[.H28]*[.$G$2]" office:value-type="float" office:value="385.5365" calcext:value-type="float">
            <text:p>385.5365</text:p>
          </table:table-cell>
          <table:table-cell/>
          <table:table-cell table:formula="of:=(LOG([.G28])-LOG([.G27]))/(LOG([.F28])-LOG([.F27]))" office:value-type="float" office:value="3.57864476039698" calcext:value-type="float">
            <text:p>3.5786447604</text:p>
          </table:table-cell>
        </table:table-row>
        <table:table-row table:style-name="ro1">
          <table:table-cell table:number-columns-repeated="2"/>
          <table:table-cell office:value-type="float" office:value="305.264" calcext:value-type="float">
            <text:p>3.05E+02</text:p>
          </table:table-cell>
          <table:table-cell office:value-type="float" office:value="0.0000000384003387065631" calcext:value-type="float">
            <text:p>3.84E-08</text:p>
          </table:table-cell>
          <table:table-cell/>
          <table:table-cell office:value-type="float" office:value="0.00448719" calcext:value-type="float">
            <text:p>0.00448719</text:p>
          </table:table-cell>
          <table:table-cell table:formula="of:=[.D29]" office:value-type="float" office:value="0.0000000384003387065631" calcext:value-type="float">
            <text:p>3.84003387065631E-08</text:p>
          </table:table-cell>
          <table:table-cell table:formula="of:=[.C29]" office:value-type="float" office:value="305.264" calcext:value-type="float">
            <text:p>305.264</text:p>
          </table:table-cell>
          <table:table-cell table:formula="of:=[.H29]*[.$G$2]" office:value-type="float" office:value="1526.32" calcext:value-type="float">
            <text:p>1526.32</text:p>
          </table:table-cell>
          <table:table-cell/>
          <table:table-cell table:formula="of:=(LOG([.G29])-LOG([.G28]))/(LOG([.F29])-LOG([.F28]))" office:value-type="float" office:value="3.96906336028856" calcext:value-type="float">
            <text:p>3.9690633603</text:p>
          </table:table-cell>
        </table:table-row>
        <table:table-row table:style-name="ro1">
          <table:table-cell table:number-columns-repeated="2"/>
          <table:table-cell office:value-type="float" office:value="1214.74" calcext:value-type="float">
            <text:p>1.21E+03</text:p>
          </table:table-cell>
          <table:table-cell office:value-type="float" office:value="0.00000000202763934593205" calcext:value-type="float">
            <text:p>2.03E-09</text:p>
          </table:table-cell>
          <table:table-cell/>
          <table:table-cell office:value-type="float" office:value="0.00224942" calcext:value-type="float">
            <text:p>0.00224942</text:p>
          </table:table-cell>
          <table:table-cell table:formula="of:=[.D30]" office:value-type="float" office:value="0.00000000202763934593205" calcext:value-type="float">
            <text:p>0.000000002</text:p>
          </table:table-cell>
          <table:table-cell table:formula="of:=[.C30]" office:value-type="float" office:value="1214.74" calcext:value-type="float">
            <text:p>1214.74</text:p>
          </table:table-cell>
          <table:table-cell table:formula="of:=[.H30]*[.$G$2]" office:value-type="float" office:value="6073.7" calcext:value-type="float">
            <text:p>6073.7</text:p>
          </table:table-cell>
          <table:table-cell/>
          <table:table-cell table:formula="of:=(LOG([.G30])-LOG([.G29]))/(LOG([.F30])-LOG([.F29]))" office:value-type="float" office:value="4.25917874182019" calcext:value-type="float">
            <text:p>4.2591787418</text:p>
          </table:table-cell>
        </table:table-row>
        <table:table-row table:style-name="ro1">
          <table:table-cell/>
          <table:table-cell table:style-name="Default"/>
          <table:table-cell office:value-type="float" office:value="4846.37" calcext:value-type="float">
            <text:p>4.85E+03</text:p>
          </table:table-cell>
          <table:table-cell office:value-type="float" office:value="0.0000000000972128958839907" calcext:value-type="float">
            <text:p>9.72E-11</text:p>
          </table:table-cell>
          <table:table-cell/>
          <table:table-cell office:value-type="float" office:value="0.00112617" calcext:value-type="float">
            <text:p>0.00112617</text:p>
          </table:table-cell>
          <table:table-cell table:formula="of:=[.D31]" office:value-type="float" office:value="0.0000000000972128958839907" calcext:value-type="float">
            <text:p>9.72128958839907E-11</text:p>
          </table:table-cell>
          <table:table-cell table:formula="of:=[.C31]" office:value-type="float" office:value="4846.37" calcext:value-type="float">
            <text:p>4846.37</text:p>
          </table:table-cell>
          <table:table-cell table:formula="of:=[.H31]*[.$G$2]" office:value-type="float" office:value="24231.85" calcext:value-type="float">
            <text:p>24231.85</text:p>
          </table:table-cell>
          <table:table-cell/>
          <table:table-cell table:formula="of:=(LOG([.G31])-LOG([.G30]))/(LOG([.F31])-LOG([.F30]))" office:value-type="float" office:value="4.39072708026433" calcext:value-type="float">
            <text:p>4.3907270803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2"/>
          <table:table-cell/>
          <table:table-cell table:style-name="Default"/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1">
          <table:table-cell/>
          <table:table-cell table:style-name="ce3"/>
          <table:table-cell/>
          <table:table-cell table:style-name="Default"/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1" table:number-rows-repeated="4">
          <table:table-cell/>
          <table:table-cell table:style-name="ce3"/>
          <table:table-cell table:style-name="Default" table:number-columns-repeated="2"/>
          <table:table-cell table:number-columns-repeated="2"/>
          <table:table-cell table:style-name="ce4" table:number-columns-repeated="2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7"/>
        </table:table-row>
        <table:table-row table:style-name="ro1" table:number-rows-repeated="6">
          <table:table-cell table:number-columns-repeated="6"/>
          <table:table-cell table:style-name="ce4" table:number-columns-repeated="2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7"/>
        </table:table-row>
        <table:table-row table:style-name="ro1" table:number-rows-repeated="6">
          <table:table-cell table:number-columns-repeated="6"/>
          <table:table-cell table:style-name="ce4" table:number-columns-repeated="2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7"/>
        </table:table-row>
        <table:table-row table:style-name="ro1" table:number-rows-repeated="5">
          <table:table-cell table:number-columns-repeated="6"/>
          <table:table-cell table:style-name="ce4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ce4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8" loext:min-decimal-places="8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9">00/00/0000</text:date>, <text:time style:data-style-name="N2" text:time-value="11:03:53.07116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2T10:50:52.360000000</meta:creation-date>
    <dc:date>2016-05-29T13:13:35.642859000</dc:date>
    <meta:editing-duration>PT10H1M2S</meta:editing-duration>
    <meta:editing-cycles>7</meta:editing-cycles>
    <meta:generator>LibreOffice/5.0.4.2$MacOSX_X86_64 LibreOffice_project/2b9802c1994aa0b7dc6079e128979269cf95bc78</meta:generator>
    <meta:document-statistic meta:table-count="1" meta:cell-count="150" meta:object-count="0"/>
  </office:meta>
</office:document-meta>
</file>